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10 月 份" calcext:value-type="string">
              <text:p><text:s text:c="7"/>中 華 民 國 100 年 10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7658" calcext:value-type="float">
            <text:p><text:s text:c="3"/>7,658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9" calcext:value-type="float">
            <text:p><text:s text:c="3"/>3.89 </text:p>
          </table:table-cell>
          <table:table-cell table:style-name="ce27" office:value-type="float" office:value="5555" calcext:value-type="float">
            <text:p><text:s text:c="3"/>5,555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82" calcext:value-type="float">
            <text:p><text:s text:c="3"/>2.82 </text:p>
          </table:table-cell>
          <table:table-cell table:style-name="ce27" office:value-type="float" office:value="17136" calcext:value-type="float">
            <text:p><text:s text:c="3"/>17,136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" calcext:value-type="float">
            <text:p><text:s text:c="3"/>8.70 </text:p>
          </table:table-cell>
          <table:table-cell table:style-name="ce27" office:value-type="float" office:value="11581" calcext:value-type="float">
            <text:p><text:s text:c="3"/>11,581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88" calcext:value-type="float">
            <text:p><text:s text:c="3"/>5.88 </text:p>
          </table:table-cell>
          <table:table-cell table:style-name="ce27" office:value-type="float" office:value="22064" calcext:value-type="float">
            <text:p><text:s text:c="3"/>22,064 </text:p>
          </table:table-cell>
          <table:table-cell table:style-name="ce23" office:value-type="float" office:value="0.95" calcext:value-type="float">
            <text:p><text:s text:c="3"/>0.95 </text:p>
          </table:table-cell>
          <table:table-cell table:style-name="ce23" office:value-type="float" office:value="11.2" calcext:value-type="float">
            <text:p><text:s text:c="3"/>11.20 </text:p>
          </table:table-cell>
          <table:table-cell table:style-name="ce27" office:value-type="float" office:value="4711" calcext:value-type="float">
            <text:p><text:s text:c="3"/>4,71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747" calcext:value-type="float">
            <text:p><text:s text:c="3"/>1,747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26" calcext:value-type="float">
            <text:p><text:s text:c="3"/>5.26 </text:p>
          </table:table-cell>
          <table:table-cell table:style-name="ce27" office:value-type="float" office:value="1580" calcext:value-type="float">
            <text:p><text:s text:c="3"/>1,580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6" calcext:value-type="float">
            <text:p><text:s text:c="3"/>4.76 </text:p>
          </table:table-cell>
          <table:table-cell table:style-name="ce27" office:value-type="float" office:value="3118" calcext:value-type="float">
            <text:p><text:s text:c="3"/>3,118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39" calcext:value-type="float">
            <text:p><text:s text:c="3"/>9.39 </text:p>
          </table:table-cell>
          <table:table-cell table:style-name="ce27" office:value-type="float" office:value="1538" calcext:value-type="float">
            <text:p><text:s text:c="3"/>1,538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63" calcext:value-type="float">
            <text:p><text:s text:c="3"/>4.63 </text:p>
          </table:table-cell>
          <table:table-cell table:style-name="ce27" office:value-type="float" office:value="4378" calcext:value-type="float">
            <text:p><text:s text:c="3"/>4,378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3" office:value-type="float" office:value="13.18" calcext:value-type="float">
            <text:p><text:s text:c="3"/>13.18 </text:p>
          </table:table-cell>
          <table:table-cell table:style-name="ce27" office:value-type="float" office:value="886" calcext:value-type="float">
            <text:p><text:s text:c="3"/>886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3037" calcext:value-type="float">
            <text:p><text:s text:c="3"/>3,037 </text:p>
          </table:table-cell>
          <table:table-cell table:style-name="ce23" office:value-type="float" office:value="1.15" calcext:value-type="float">
            <text:p><text:s text:c="3"/>1.15 </text:p>
          </table:table-cell>
          <table:table-cell table:style-name="ce23" office:value-type="float" office:value="13.54" calcext:value-type="float">
            <text:p><text:s text:c="3"/>13.54 </text:p>
          </table:table-cell>
          <table:table-cell table:style-name="ce27" office:value-type="float" office:value="800" calcext:value-type="float">
            <text:p><text:s text:c="3"/>800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7" calcext:value-type="float">
            <text:p><text:s text:c="3"/>3.57 </text:p>
          </table:table-cell>
          <table:table-cell table:style-name="ce27" office:value-type="float" office:value="1956" calcext:value-type="float">
            <text:p><text:s text:c="3"/>1,956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2" calcext:value-type="float">
            <text:p><text:s text:c="3"/>8.72 </text:p>
          </table:table-cell>
          <table:table-cell table:style-name="ce27" office:value-type="float" office:value="1156" calcext:value-type="float">
            <text:p><text:s text:c="3"/>1,156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15" calcext:value-type="float">
            <text:p><text:s text:c="3"/>5.15 </text:p>
          </table:table-cell>
          <table:table-cell table:style-name="ce27" office:value-type="float" office:value="2962" calcext:value-type="float">
            <text:p><text:s text:c="3"/>2,962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3" office:value-type="float" office:value="13.2" calcext:value-type="float">
            <text:p><text:s text:c="3"/>13.20 </text:p>
          </table:table-cell>
          <table:table-cell table:style-name="ce27" office:value-type="float" office:value="492" calcext:value-type="float">
            <text:p><text:s text:c="3"/>492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62" calcext:value-type="float">
            <text:p><text:s text:c="3"/>1,462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7" calcext:value-type="float">
            <text:p><text:s text:c="3"/>6.47 </text:p>
          </table:table-cell>
          <table:table-cell table:style-name="ce27" office:value-type="float" office:value="1019" calcext:value-type="float">
            <text:p><text:s text:c="3"/>1,019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51" calcext:value-type="float">
            <text:p><text:s text:c="3"/>4.51 </text:p>
          </table:table-cell>
          <table:table-cell table:style-name="ce27" office:value-type="float" office:value="2148" calcext:value-type="float">
            <text:p><text:s text:c="3"/>2,148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51" calcext:value-type="float">
            <text:p><text:s text:c="3"/>9.51 </text:p>
          </table:table-cell>
          <table:table-cell table:style-name="ce27" office:value-type="float" office:value="1129" calcext:value-type="float">
            <text:p><text:s text:c="3"/>1,129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" calcext:value-type="float">
            <text:p><text:s text:c="3"/>5.00 </text:p>
          </table:table-cell>
          <table:table-cell table:style-name="ce27" office:value-type="float" office:value="2662" calcext:value-type="float">
            <text:p><text:s text:c="3"/>2,662 </text:p>
          </table:table-cell>
          <table:table-cell table:style-name="ce23" office:value-type="float" office:value="1" calcext:value-type="float">
            <text:p><text:s text:c="3"/>1.00 </text:p>
          </table:table-cell>
          <table:table-cell table:style-name="ce23" office:value-type="float" office:value="11.78" calcext:value-type="float">
            <text:p><text:s text:c="3"/>11.78 </text:p>
          </table:table-cell>
          <table:table-cell table:style-name="ce27" office:value-type="float" office:value="558" calcext:value-type="float">
            <text:p><text:s text:c="3"/>55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7" calcext:value-type="float">
            <text:p><text:s text:c="3"/>2.47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81" calcext:value-type="float">
            <text:p><text:s text:c="3"/>281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76" calcext:value-type="float">
            <text:p><text:s text:c="3"/>1.76 </text:p>
          </table:table-cell>
          <table:table-cell table:style-name="ce27" office:value-type="float" office:value="240" calcext:value-type="float">
            <text:p><text:s text:c="3"/>240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1" calcext:value-type="float">
            <text:p><text:s text:c="3"/>1.51 </text:p>
          </table:table-cell>
          <table:table-cell table:style-name="ce27" office:value-type="float" office:value="1293" calcext:value-type="float">
            <text:p><text:s text:c="3"/>1,293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1" calcext:value-type="float">
            <text:p><text:s text:c="3"/>8.11 </text:p>
          </table:table-cell>
          <table:table-cell table:style-name="ce27" office:value-type="float" office:value="1053" calcext:value-type="float">
            <text:p><text:s text:c="3"/>1,05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1" calcext:value-type="float">
            <text:p><text:s text:c="3"/>6.61 </text:p>
          </table:table-cell>
          <table:table-cell table:style-name="ce27" office:value-type="float" office:value="1594" calcext:value-type="float">
            <text:p><text:s text:c="3"/>1,594 </text:p>
          </table:table-cell>
          <table:table-cell table:style-name="ce23" office:value-type="float" office:value="0.85" calcext:value-type="float">
            <text:p><text:s text:c="3"/>0.85 </text:p>
          </table:table-cell>
          <table:table-cell table:style-name="ce23" office:value-type="float" office:value="10" calcext:value-type="float">
            <text:p><text:s text:c="3"/>10.00 </text:p>
          </table:table-cell>
          <table:table-cell table:style-name="ce27" office:value-type="float" office:value="386" calcext:value-type="float">
            <text:p><text:s text:c="3"/>38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2" calcext:value-type="float">
            <text:p><text:s text:c="3"/>2.4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69" calcext:value-type="float">
            <text:p><text:s text:c="3"/>369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7" calcext:value-type="float">
            <text:p><text:s text:c="3"/>1.57 </text:p>
          </table:table-cell>
          <table:table-cell table:style-name="ce27" office:value-type="float" office:value="460" calcext:value-type="float">
            <text:p><text:s text:c="3"/>460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1.95" calcext:value-type="float">
            <text:p><text:s text:c="3"/>1.95 </text:p>
          </table:table-cell>
          <table:table-cell table:style-name="ce27" office:value-type="float" office:value="1929" calcext:value-type="float">
            <text:p><text:s text:c="3"/>1,929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19" calcext:value-type="float">
            <text:p><text:s text:c="3"/>8.19 </text:p>
          </table:table-cell>
          <table:table-cell table:style-name="ce27" office:value-type="float" office:value="1469" calcext:value-type="float">
            <text:p><text:s text:c="3"/>1,469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4" calcext:value-type="float">
            <text:p><text:s text:c="3"/>6.24 </text:p>
          </table:table-cell>
          <table:table-cell table:style-name="ce27" office:value-type="float" office:value="2516" calcext:value-type="float">
            <text:p><text:s text:c="3"/>2,516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68" calcext:value-type="float">
            <text:p><text:s text:c="3"/>10.68 </text:p>
          </table:table-cell>
          <table:table-cell table:style-name="ce27" office:value-type="float" office:value="566" calcext:value-type="float">
            <text:p><text:s text:c="3"/>56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" calcext:value-type="float">
            <text:p><text:s text:c="3"/>2.40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7" calcext:value-type="float">
            <text:p><text:s/>－27 </text:p>
          </table:table-cell>
          <table:table-cell table:style-name="ce23" office:value-type="float" office:value="-0.001" calcext:value-type="float">
            <text:p><text:s/>－0.00 </text:p>
          </table:table-cell>
          <table:table-cell table:style-name="ce23" office:value-type="float" office:value="-0.03" calcext:value-type="float">
            <text:p><text:s/>－0.03 </text:p>
          </table:table-cell>
          <table:table-cell table:style-name="ce27" office:value-type="float" office:value="1412" calcext:value-type="float">
            <text:p><text:s text:c="3"/>1,412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8" calcext:value-type="float">
            <text:p><text:s text:c="3"/>1.80 </text:p>
          </table:table-cell>
          <table:table-cell table:style-name="ce27" office:value-type="float" office:value="6595" calcext:value-type="float">
            <text:p><text:s text:c="3"/>6,595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42" calcext:value-type="float">
            <text:p><text:s text:c="3"/>8.42 </text:p>
          </table:table-cell>
          <table:table-cell table:style-name="ce27" office:value-type="float" office:value="5183" calcext:value-type="float">
            <text:p><text:s text:c="3"/>5,18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1" calcext:value-type="float">
            <text:p><text:s text:c="3"/>6.61 </text:p>
          </table:table-cell>
          <table:table-cell table:style-name="ce27" office:value-type="float" office:value="7888" calcext:value-type="float">
            <text:p><text:s text:c="3"/>7,888 </text:p>
          </table:table-cell>
          <table:table-cell table:style-name="ce23" office:value-type="float" office:value="0.85" calcext:value-type="float">
            <text:p><text:s text:c="3"/>0.85 </text:p>
          </table:table-cell>
          <table:table-cell table:style-name="ce23" office:value-type="float" office:value="10.07" calcext:value-type="float">
            <text:p><text:s text:c="3"/>10.07 </text:p>
          </table:table-cell>
          <table:table-cell table:style-name="ce27" office:value-type="float" office:value="1816" calcext:value-type="float">
            <text:p><text:s text:c="3"/>1,81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2" calcext:value-type="float">
            <text:p><text:s text:c="3"/>2.32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36" calcext:value-type="float">
            <text:p><text:s/>－36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0.92" calcext:value-type="float">
            <text:p><text:s/>－0.92 </text:p>
          </table:table-cell>
          <table:table-cell table:style-name="ce28" office:value-type="float" office:value="45" calcext:value-type="float">
            <text:p><text:s text:c="3"/>45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15" calcext:value-type="float">
            <text:p><text:s text:c="3"/>1.15 </text:p>
          </table:table-cell>
          <table:table-cell table:style-name="ce28" office:value-type="float" office:value="312" calcext:value-type="float">
            <text:p><text:s text:c="3"/>312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28" office:value-type="float" office:value="267" calcext:value-type="float">
            <text:p><text:s text:c="3"/>267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4" calcext:value-type="float">
            <text:p><text:s text:c="3"/>6.84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5" calcext:value-type="float">
            <text:p><text:s text:c="3"/>8.95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819" calcext:value-type="float">
            <text:p><text:s text:c="3"/>819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" calcext:value-type="float">
            <text:p><text:s text:c="3"/>4.80 </text:p>
          </table:table-cell>
          <table:table-cell table:style-name="ce28" office:value-type="float" office:value="702" calcext:value-type="float">
            <text:p><text:s text:c="3"/>702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11" calcext:value-type="float">
            <text:p><text:s text:c="3"/>4.11 </text:p>
          </table:table-cell>
          <table:table-cell table:style-name="ce28" office:value-type="float" office:value="1539" calcext:value-type="float">
            <text:p><text:s text:c="3"/>1,539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1" calcext:value-type="float">
            <text:p><text:s text:c="3"/>9.01 </text:p>
          </table:table-cell>
          <table:table-cell table:style-name="ce28" office:value-type="float" office:value="837" calcext:value-type="float">
            <text:p><text:s text:c="3"/>837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" calcext:value-type="float">
            <text:p><text:s text:c="3"/>4.90 </text:p>
          </table:table-cell>
          <table:table-cell table:style-name="ce28" office:value-type="float" office:value="2045" calcext:value-type="float">
            <text:p><text:s text:c="3"/>2,045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4" office:value-type="float" office:value="11.98" calcext:value-type="float">
            <text:p><text:s text:c="3"/>11.98 </text:p>
          </table:table-cell>
          <table:table-cell table:style-name="ce28" office:value-type="float" office:value="488" calcext:value-type="float">
            <text:p><text:s text:c="3"/>488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64" calcext:value-type="float">
            <text:p><text:s text:c="3"/>464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57" calcext:value-type="float">
            <text:p><text:s text:c="3"/>10.57 </text:p>
          </table:table-cell>
          <table:table-cell table:style-name="ce28" office:value-type="float" office:value="218" calcext:value-type="float">
            <text:p><text:s text:c="3"/>218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6" calcext:value-type="float">
            <text:p><text:s text:c="3"/>10.46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49" calcext:value-type="float">
            <text:p><text:s text:c="3"/>5.49 </text:p>
          </table:table-cell>
          <table:table-cell table:style-name="ce28" office:value-type="float" office:value="535" calcext:value-type="float">
            <text:p><text:s text:c="3"/>535 </text:p>
          </table:table-cell>
          <table:table-cell table:style-name="ce24" office:value-type="float" office:value="1.04" calcext:value-type="float">
            <text:p><text:s text:c="3"/>1.04 </text:p>
          </table:table-cell>
          <table:table-cell table:style-name="ce24" office:value-type="float" office:value="12.19" calcext:value-type="float">
            <text:p><text:s text:c="3"/>12.19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28" calcext:value-type="float">
            <text:p><text:s text:c="3"/>228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33" calcext:value-type="float">
            <text:p><text:s text:c="3"/>3.33 </text:p>
          </table:table-cell>
          <table:table-cell table:style-name="ce28" office:value-type="float" office:value="479" calcext:value-type="float">
            <text:p><text:s text:c="3"/>479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5" calcext:value-type="float">
            <text:p><text:s text:c="3"/>10.05 </text:p>
          </table:table-cell>
          <table:table-cell table:style-name="ce28" office:value-type="float" office:value="320" calcext:value-type="float">
            <text:p><text:s text:c="3"/>320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28" office:value-type="float" office:value="495" calcext:value-type="float">
            <text:p><text:s text:c="3"/>495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38" calcext:value-type="float">
            <text:p><text:s text:c="3"/>10.38 </text:p>
          </table:table-cell>
          <table:table-cell table:style-name="ce28" office:value-type="float" office:value="127" calcext:value-type="float">
            <text:p><text:s text:c="3"/>12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38" calcext:value-type="float">
            <text:p><text:s/>－138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25" calcext:value-type="float">
            <text:p><text:s/>－1.25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9" calcext:value-type="float">
            <text:p><text:s text:c="3"/>2.99 </text:p>
          </table:table-cell>
          <table:table-cell table:style-name="ce28" office:value-type="float" office:value="1060" calcext:value-type="float">
            <text:p><text:s text:c="3"/>1,060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8" calcext:value-type="float">
            <text:p><text:s text:c="3"/>9.58 </text:p>
          </table:table-cell>
          <table:table-cell table:style-name="ce28" office:value-type="float" office:value="729" calcext:value-type="float">
            <text:p><text:s text:c="3"/>729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1158" calcext:value-type="float">
            <text:p><text:s text:c="3"/>1,158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6" calcext:value-type="float">
            <text:p><text:s text:c="3"/>10.46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15" calcext:value-type="float">
            <text:p><text:s/>－315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08" calcext:value-type="float">
            <text:p><text:s/>－7.08 </text:p>
          </table:table-cell>
          <table:table-cell table:style-name="ce28" office:value-type="float" office:value="-68" calcext:value-type="float">
            <text:p><text:s/>－68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3" calcext:value-type="float">
            <text:p><text:s/>－1.53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6" calcext:value-type="float">
            <text:p><text:s text:c="3"/>5.96 </text:p>
          </table:table-cell>
          <table:table-cell table:style-name="ce28" office:value-type="float" office:value="333" calcext:value-type="float">
            <text:p><text:s text:c="3"/>33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28" office:value-type="float" office:value="379" calcext:value-type="float">
            <text:p><text:s text:c="3"/>379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28" office:value-type="float" office:value="103" calcext:value-type="float">
            <text:p><text:s text:c="3"/>10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67" calcext:value-type="float">
            <text:p><text:s/>－167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5" calcext:value-type="float">
            <text:p><text:s/>－2.75 </text:p>
          </table:table-cell>
          <table:table-cell table:style-name="ce28" office:value-type="float" office:value="-23" calcext:value-type="float">
            <text:p><text:s/>－23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8" office:value-type="float" office:value="481" calcext:value-type="float">
            <text:p><text:s text:c="3"/>481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28" office:value-type="float" office:value="504" calcext:value-type="float">
            <text:p><text:s text:c="3"/>504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28" office:value-type="float" office:value="491" calcext:value-type="float">
            <text:p><text:s text:c="3"/>491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09" calcext:value-type="float">
            <text:p><text:s text:c="3"/>8.09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43" calcext:value-type="float">
            <text:p><text:s/>－343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4" office:value-type="float" office:value="-7.5" calcext:value-type="float">
            <text:p><text:s/>－7.50 </text:p>
          </table:table-cell>
          <table:table-cell table:style-name="ce28" office:value-type="float" office:value="-61" calcext:value-type="float">
            <text:p><text:s/>－61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3" calcext:value-type="float">
            <text:p><text:s/>－1.33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28" office:value-type="float" office:value="367" calcext:value-type="float">
            <text:p><text:s text:c="3"/>36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2" calcext:value-type="float">
            <text:p><text:s text:c="3"/>1.9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30" calcext:value-type="float">
            <text:p><text:s/>－630 </text:p>
          </table:table-cell>
          <table:table-cell table:style-name="ce24" office:value-type="float" office:value="-0.73" calcext:value-type="float">
            <text:p><text:s/>－0.73 </text:p>
          </table:table-cell>
          <table:table-cell table:style-name="ce24" office:value-type="float" office:value="-8.56" calcext:value-type="float">
            <text:p><text:s/>－8.56 </text:p>
          </table:table-cell>
          <table:table-cell table:style-name="ce28" office:value-type="float" office:value="-145" calcext:value-type="float">
            <text:p><text:s/>－145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1.97" calcext:value-type="float">
            <text:p><text:s/>－1.97 </text:p>
          </table:table-cell>
          <table:table-cell table:style-name="ce28" office:value-type="float" office:value="488" calcext:value-type="float">
            <text:p><text:s text:c="3"/>488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633" calcext:value-type="float">
            <text:p><text:s text:c="3"/>633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538" calcext:value-type="float">
            <text:p><text:s text:c="3"/>538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77" calcext:value-type="float">
            <text:p><text:s/>－177 </text:p>
          </table:table-cell>
          <table:table-cell table:style-name="ce24" office:value-type="float" office:value="-0.77" calcext:value-type="float">
            <text:p><text:s/>－0.77 </text:p>
          </table:table-cell>
          <table:table-cell table:style-name="ce24" office:value-type="float" office:value="-9.12" calcext:value-type="float">
            <text:p><text:s/>－9.12 </text:p>
          </table:table-cell>
          <table:table-cell table:style-name="ce28" office:value-type="float" office:value="-36" calcext:value-type="float">
            <text:p><text:s/>－36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5" calcext:value-type="float">
            <text:p><text:s/>－1.85 </text:p>
          </table:table-cell>
          <table:table-cell table:style-name="ce28" office:value-type="float" office:value="131" calcext:value-type="float">
            <text:p><text:s text:c="3"/>131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" calcext:value-type="float">
            <text:p><text:s text:c="3"/>8.60 </text:p>
          </table:table-cell>
          <table:table-cell table:style-name="ce28" office:value-type="float" office:value="128" calcext:value-type="float">
            <text:p><text:s text:c="3"/>128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93" calcext:value-type="float">
            <text:p><text:s/>－93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25" calcext:value-type="float">
            <text:p><text:s/>－3.25 </text:p>
          </table:table-cell>
          <table:table-cell table:style-name="ce28" office:value-type="float" office:value="-9" calcext:value-type="float">
            <text:p><text:s/>－9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8" office:value-type="float" office:value="221" calcext:value-type="float">
            <text:p><text:s text:c="3"/>22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28" office:value-type="float" office:value="230" calcext:value-type="float">
            <text:p><text:s text:c="3"/>230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28" office:value-type="float" office:value="60" calcext:value-type="float">
            <text:p><text:s text:c="3"/>6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28" calcext:value-type="float">
            <text:p><text:s text:c="3"/>228 </text:p>
          </table:table-cell>
          <table:table-cell table:style-name="ce24" office:value-type="float" office:value="2.36" calcext:value-type="float">
            <text:p><text:s text:c="3"/>2.36 </text:p>
          </table:table-cell>
          <table:table-cell table:style-name="ce24" office:value-type="float" office:value="27.74" calcext:value-type="float">
            <text:p><text:s text:c="3"/>27.74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48" calcext:value-type="float">
            <text:p><text:s text:c="3"/>9.48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9" calcext:value-type="float">
            <text:p><text:s text:c="3"/>8.99 </text:p>
          </table:table-cell>
          <table:table-cell table:style-name="ce28" office:value-type="float" office:value="58" calcext:value-type="float">
            <text:p><text:s text:c="3"/>58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6" calcext:value-type="float">
            <text:p><text:s/>－146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52" calcext:value-type="float">
            <text:p><text:s/>－4.52 </text:p>
          </table:table-cell>
          <table:table-cell table:style-name="ce28" office:value-type="float" office:value="-25" calcext:value-type="float">
            <text:p><text:s/>－25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77" calcext:value-type="float">
            <text:p><text:s/>－0.77 </text:p>
          </table:table-cell>
          <table:table-cell table:style-name="ce28" office:value-type="float" office:value="175" calcext:value-type="float">
            <text:p><text:s text:c="3"/>17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28" office:value-type="float" office:value="200" calcext:value-type="float">
            <text:p><text:s text:c="3"/>200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19" calcext:value-type="float">
            <text:p><text:s text:c="3"/>6.19 </text:p>
          </table:table-cell>
          <table:table-cell table:style-name="ce28" office:value-type="float" office:value="311" calcext:value-type="float">
            <text:p><text:s text:c="3"/>311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18" office:value-type="float" office:value="76" calcext:value-type="float">
            <text:p><text:s text:c="3"/>76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93" calcext:value-type="float">
            <text:p><text:s text:c="3"/>393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6" calcext:value-type="float">
            <text:p><text:s text:c="3"/>11.06 </text:p>
          </table:table-cell>
          <table:table-cell table:style-name="ce28" office:value-type="float" office:value="288" calcext:value-type="float">
            <text:p><text:s text:c="3"/>28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" calcext:value-type="float">
            <text:p><text:s text:c="3"/>8.10 </text:p>
          </table:table-cell>
          <table:table-cell table:style-name="ce28" office:value-type="float" office:value="447" calcext:value-type="float">
            <text:p><text:s text:c="3"/>447 </text:p>
          </table:table-cell>
          <table:table-cell table:style-name="ce24" office:value-type="float" office:value="1.07" calcext:value-type="float">
            <text:p><text:s text:c="3"/>1.07 </text:p>
          </table:table-cell>
          <table:table-cell table:style-name="ce24" office:value-type="float" office:value="12.57" calcext:value-type="float">
            <text:p><text:s text:c="3"/>12.57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47" calcext:value-type="float">
            <text:p><text:s text:c="3"/>4.47 </text:p>
          </table:table-cell>
          <table:table-cell table:style-name="ce28" office:value-type="float" office:value="502" calcext:value-type="float">
            <text:p><text:s text:c="3"/>502 </text:p>
          </table:table-cell>
          <table:table-cell table:style-name="ce24" office:value-type="float" office:value="1.2" calcext:value-type="float">
            <text:p><text:s text:c="3"/>1.20 </text:p>
          </table:table-cell>
          <table:table-cell table:style-name="ce24" office:value-type="float" office:value="14.12" calcext:value-type="float">
            <text:p><text:s text:c="3"/>14.12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14" calcext:value-type="float">
            <text:p><text:s/>－114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4.94" calcext:value-type="float">
            <text:p><text:s/>－4.94 </text:p>
          </table:table-cell>
          <table:table-cell table:style-name="ce28" office:value-type="float" office:value="32" calcext:value-type="float">
            <text:p><text:s text:c="3"/>32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39" calcext:value-type="float">
            <text:p><text:s text:c="3"/>1.39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7" calcext:value-type="float">
            <text:p><text:s text:c="3"/>6.67 </text:p>
          </table:table-cell>
          <table:table-cell table:style-name="ce28" office:value-type="float" office:value="122" calcext:value-type="float">
            <text:p><text:s text:c="3"/>122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9" calcext:value-type="float">
            <text:p><text:s text:c="3"/>5.29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8" calcext:value-type="float">
            <text:p><text:s text:c="3"/>12.18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89" calcext:value-type="float">
            <text:p><text:s text:c="3"/>789 </text:p>
          </table:table-cell>
          <table:table-cell table:style-name="ce23" office:value-type="float" office:value="7.04" calcext:value-type="float">
            <text:p><text:s text:c="3"/>7.04 </text:p>
          </table:table-cell>
          <table:table-cell table:style-name="ce23" office:value-type="float" office:value="82.85" calcext:value-type="float">
            <text:p><text:s text:c="3"/>82.85 </text:p>
          </table:table-cell>
          <table:table-cell table:style-name="ce27" office:value-type="float" office:value="44" calcext:value-type="float">
            <text:p><text:s text:c="3"/>44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6" calcext:value-type="float">
            <text:p><text:s text:c="3"/>4.60 </text:p>
          </table:table-cell>
          <table:table-cell table:style-name="ce27" office:value-type="float" office:value="97" calcext:value-type="float">
            <text:p><text:s text:c="3"/>97 </text:p>
          </table:table-cell>
          <table:table-cell table:style-name="ce23" office:value-type="float" office:value="0.86" calcext:value-type="float">
            <text:p><text:s text:c="3"/>0.86 </text:p>
          </table:table-cell>
          <table:table-cell table:style-name="ce23" office:value-type="float" office:value="10.15" calcext:value-type="float">
            <text:p><text:s text:c="3"/>10.15 </text:p>
          </table:table-cell>
          <table:table-cell table:style-name="ce27" office:value-type="float" office:value="53" calcext:value-type="float">
            <text:p><text:s text:c="3"/>53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5" calcext:value-type="float">
            <text:p><text:s text:c="3"/>5.55 </text:p>
          </table:table-cell>
          <table:table-cell table:style-name="ce27" office:value-type="float" office:value="64" calcext:value-type="float">
            <text:p><text:s text:c="3"/>64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" calcext:value-type="float">
            <text:p><text:s text:c="3"/>6.70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73" calcext:value-type="float">
            <text:p><text:s text:c="3"/>0.73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63" calcext:value-type="float">
            <text:p><text:s text:c="3"/>763 </text:p>
          </table:table-cell>
          <table:table-cell table:style-name="ce25" office:value-type="float" office:value="7.48" calcext:value-type="float">
            <text:p><text:s text:c="3"/>7.48 </text:p>
          </table:table-cell>
          <table:table-cell table:style-name="ce25" office:value-type="float" office:value="88.02" calcext:value-type="float">
            <text:p><text:s text:c="3"/>88.02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31" office:value-type="float" office:value="0.4" calcext:value-type="float">
            <text:p><text:s text:c="3"/>0.40 </text:p>
          </table:table-cell>
          <table:table-cell table:style-name="ce31" office:value-type="float" office:value="4.71" calcext:value-type="float">
            <text:p><text:s text:c="3"/>4.71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31" office:value-type="float" office:value="0.84" calcext:value-type="float">
            <text:p><text:s text:c="3"/>0.84 </text:p>
          </table:table-cell>
          <table:table-cell table:style-name="ce31" office:value-type="float" office:value="9.88" calcext:value-type="float">
            <text:p><text:s text:c="3"/>9.88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31" office:value-type="float" office:value="0.44" calcext:value-type="float">
            <text:p><text:s text:c="3"/>0.44 </text:p>
          </table:table-cell>
          <table:table-cell table:style-name="ce31" office:value-type="float" office:value="5.17" calcext:value-type="float">
            <text:p><text:s text:c="3"/>5.17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31" office:value-type="float" office:value="0.57" calcext:value-type="float">
            <text:p><text:s text:c="3"/>0.57 </text:p>
          </table:table-cell>
          <table:table-cell table:style-name="ce31" office:value-type="float" office:value="6.67" calcext:value-type="float">
            <text:p><text:s text:c="3"/>6.67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31" office:value-type="float" office:value="0.07" calcext:value-type="float">
            <text:p><text:s text:c="3"/>0.07 </text:p>
          </table:table-cell>
          <table:table-cell table:style-name="ce40" office:value-type="float" office:value="0.8" calcext:value-type="float">
            <text:p><text:s text:c="3"/>0.8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4" office:value-type="float" office:value="2.59" calcext:value-type="float">
            <text:p><text:s text:c="3"/>2.59 </text:p>
          </table:table-cell>
          <table:table-cell table:style-name="ce24" office:value-type="float" office:value="30.44" calcext:value-type="float">
            <text:p><text:s text:c="3"/>30.44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1" calcext:value-type="float">
            <text:p><text:s text:c="3"/>3.51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2.86" calcext:value-type="float">
            <text:p><text:s text:c="3"/>12.86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5" calcext:value-type="float">
            <text:p><text:s text:c="3"/>9.35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1" calcext:value-type="float">
            <text:p><text:s text:c="3"/>7.01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11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11-04T11:02:50</dc:date>
    <meta:print-date>2011-11-04T08:49:46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